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2.961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1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1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1]*[.$B$4]"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2]*[.$B$4]" office:value-type="float" office:value="105800" calcext:value-type="float">
            <text:p>105800</text:p>
          </table:table-cell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3]*[.$B$4]" office:value-type="float" office:value="75400" calcext:value-type="float">
            <text:p>75400</text:p>
          </table:table-cell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2]-[.B13]" office:value-type="float" office:value="0.152" calcext:value-type="float">
            <text:p>0.152</text:p>
          </table:table-cell>
          <table:table-cell table:formula="of:=[.B14]*[.$B$4]" office:value-type="float" office:value="30400" calcext:value-type="float">
            <text:p>30400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4]/[.B7]" office:value-type="float" office:value="0.628099173553719" calcext:value-type="float">
            <text:p>0.6280991735537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18]*[.$C$11]" office:value-type="float" office:value="26214" calcext:value-type="float">
            <text:p>26214</text:p>
          </table:table-cell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19]*[.$C$11]" office:value-type="float" office:value="2182.8" calcext:value-type="float">
            <text:p>2182.8</text:p>
          </table:table-cell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0]*[.$C$11]" office:value-type="float" office:value="1285.2" calcext:value-type="float">
            <text:p>1285.2</text:p>
          </table:table-cell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1]*[.$C$11]" office:value-type="float" office:value="770.1" calcext:value-type="float">
            <text:p>770.1</text:p>
          </table:table-cell>
        </table:table-row>
        <table:table-row table:style-name="ro1">
          <table:table-cell office:value-type="string" calcext:value-type="string">
            <text:p>Άλλα</text:p>
          </table:table-cell>
          <table:table-cell office:value-type="float" office:value="0.4" calcext:value-type="float">
            <text:p>0.4</text:p>
          </table:table-cell>
          <table:table-cell table:formula="of:=[.B22]*[.$C$11]"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1]-[.C20])/[.B6]" office:value-type="float" office:value="0.938015094339623" calcext:value-type="float">
            <text:p>0.93801509433962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1:.C12])" office:value-type="float" office:value="156800" calcext:value-type="float">
            <text:p>1568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28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1]-[.C20])" office:value-type="float" office:value="3285.2" calcext:value-type="float">
            <text:p>3285.2</text:p>
          </table:table-cell>
          <table:table-cell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2]+[.C20])" office:value-type="float" office:value="15314.8" calcext:value-type="float">
            <text:p>15314.8</text:p>
          </table:table-cell>
          <table:table-cell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1]-[.B32]" office:value-type="float" office:value="13514.32" calcext:value-type="float">
            <text:p>13514.32</text:p>
          </table:table-cell>
          <table:table-cell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3]" office:value-type="float" office:value="60485.68" calcext:value-type="float">
            <text:p>60485.68</text:p>
          </table:table-cell>
          <table:table-cell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4]+[.C20]+[.B32])" office:value-type="float" office:value="14914.32" calcext:value-type="float">
            <text:p>14914.32</text:p>
          </table:table-cell>
          <table:table-cell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4]+[.B35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4]/[.B5]" office:value-type="float" office:value="0.817374054054054" calcext:value-type="float">
            <text:p>0.817374054054054</text:p>
          </table:table-cell>
          <table:table-cell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5]/[.B36]" office:value-type="float" office:value="0.197802652519894" calcext:value-type="float">
            <text:p>0.197802652519894</text:p>
          </table:table-cell>
          <table:table-cell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2]*[.B40]" office:value-type="float" office:value="32692.2" calcext:value-type="float">
            <text:p>32692.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5]*[.$C$11]" office:value-type="float" office:value="23307" calcext:value-type="float">
            <text:p>23307</text:p>
          </table:table-cell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6]*[.$C$11]" office:value-type="float" office:value="1132.2" calcext:value-type="float">
            <text:p>1132.2</text:p>
          </table:table-cell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1" office:value-type="float" office:value="0.009" calcext:value-type="float">
            <text:p>9.00E-03</text:p>
          </table:table-cell>
          <table:table-cell table:formula="of:=[.B47]*[.$C$11]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48]*[.$C$11]" office:value-type="float" office:value="601.8" calcext:value-type="float">
            <text:p>601.8</text:p>
          </table:table-cell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49]*[.$C$11]" office:value-type="float" office:value="693.6" calcext:value-type="float">
            <text:p>693.6</text:p>
          </table:table-cell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Τροφοδοσία</text:p>
          </table:table-cell>
          <table:table-cell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</table:table-row>
        <table:table-row table:style-name="ro1">
          <table:table-cell office:value-type="string" calcext:value-type="string">
            <text:p>Σε κάθε batch</text:p>
          </table:table-cell>
          <table:table-cell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Ουρία</text:p>
          </table:table-cell>
          <table:table-cell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L</text:p>
          </table:table-cell>
          <table:table-cell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(tn/y)</text:p>
          </table:table-cell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2-11-13T18:02:53.736900824</dc:date>
    <meta:editing-duration>PT4H20M1S</meta:editing-duration>
    <meta:editing-cycles>3</meta:editing-cycles>
    <meta:generator>LibreOffice/7.4.2.3$Linux_X86_64 LibreOffice_project/40$Build-3</meta:generator>
    <meta:document-statistic meta:table-count="3" meta:cell-count="246" meta:object-count="0"/>
  </office:meta>
</office:document-meta>
</file>